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6A00000188B3AC7BA7.gif" manifest:media-type="image/gif"/>
  <manifest:file-entry manifest:full-path="Pictures/10000000000001E60000016D971E866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108" officeooo:paragraph-rsid="0009d108"/>
    </style:style>
    <style:style style:name="T1" style:family="text">
      <style:text-properties fo:color="#ff3333"/>
    </style:style>
    <style:style style:name="T2" style:family="text">
      <style:text-properties fo:color="#00cc33"/>
    </style:style>
    <style:style style:name="T3" style:family="text">
      <style:text-properties fo:color="#66ff00"/>
    </style:style>
    <style:style style:name="T4" style:family="text">
      <style:text-properties fo:color="#660033"/>
    </style:style>
    <style:style style:name="T5" style:family="text">
      <style:text-properties fo:color="#666699"/>
    </style:style>
    <style:style style:name="T6" style:family="text">
      <style:text-properties fo:color="#5e2750"/>
    </style:style>
    <style:style style:name="T7" style:family="text">
      <style:text-properties fo:color="#ffff00"/>
    </style:style>
    <style:style style:name="T8" style:family="text">
      <style:text-properties fo:color="#ff99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0626in" svg:height="3.802in" draw:z-index="0"><draw:image xlink:href="Pictures/10000000000001E60000016D971E866C.jpg" xlink:type="simple" xlink:show="embed" xlink:actuate="onLoad"/></draw:frame><draw:frame draw:style-name="fr2" draw:name="Image2" text:anchor-type="paragraph" svg:x="1.8362in" svg:y="2.75in" svg:width="3.7709in" svg:height="4.0835in" draw:z-index="1"><draw:image xlink:href="Pictures/100002000000016A00000188B3AC7BA7.gif" xlink:type="simple" xlink:show="embed" xlink:actuate="onLoad"/></draw:frame>A b c <text:span text:style-name="T1">d ef f g </text:span><text:span text:style-name="T2">g g </text:span><text:span text:style-name="T3"><text:s/>g h</text:span><text:span text:style-name="T4">f th </text:span><text:span text:style-name="T5"><text:s/>gfd </text:span><text:span text:style-name="T6"><text:s/>dfg </text:span><text:span text:style-name="T7"><text:s/>dfgdg </text:span><text:span text:style-name="T8"><text:s/>dfg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12:52.054026124</meta:creation-date>
    <meta:print-date>2014-10-10T13:28:28.468025619</meta:print-date>
    <dc:date>2014-10-10T13:32:31.679603197</dc:date>
    <meta:editing-duration>PT4M19S</meta:editing-duration>
    <meta:editing-cycles>1</meta:editing-cycles>
    <meta:document-statistic meta:table-count="0" meta:image-count="2" meta:object-count="0" meta:page-count="1" meta:paragraph-count="1" meta:word-count="16" meta:character-count="50" meta:non-whitespace-character-count="29"/>
    <meta:generator>LibreOffice/4.2.6.3$Linux_X86_64 LibreOffice_project/420m0$Build-3</meta:generator>
  </office:meta>
</office:document-meta>
</file>